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size="14pt" fo:font-weight="bold" officeooo:rsid="00058d59" officeooo:paragraph-rsid="00058d59" style:font-weight-asian="bold" style:font-weight-complex="bold"/>
    </style:style>
    <style:style style:name="P2" style:family="paragraph" style:parent-style-name="Standard">
      <style:text-properties fo:font-size="14pt" fo:font-weight="bold" officeooo:rsid="00058d59" officeooo:paragraph-rsid="00058d59" style:font-weight-asian="bold" style:font-weight-complex="bold"/>
    </style:style>
    <style:style style:name="P3" style:family="paragraph" style:parent-style-name="Standard">
      <style:text-properties fo:font-size="18pt" fo:font-weight="bold" officeooo:rsid="00058d59" officeooo:paragraph-rsid="00058d59" style:font-weight-asian="bold" style:font-weight-complex="bold"/>
    </style:style>
    <style:style style:name="P4" style:family="paragraph" style:parent-style-name="Standard">
      <style:text-properties fo:font-size="18pt" style:text-underline-style="none" fo:font-weight="bold" officeooo:rsid="000d1afc" officeooo:paragraph-rsid="000d1afc" style:font-weight-asian="bold" style:font-weight-complex="bold"/>
    </style:style>
    <style:style style:name="P5" style:family="paragraph" style:parent-style-name="Standard">
      <style:text-properties fo:font-size="12pt" fo:font-weight="normal" officeooo:rsid="00058d59" officeooo:paragraph-rsid="00058d59" style:font-weight-asian="normal" style:font-weight-complex="normal"/>
    </style:style>
    <style:style style:name="P6" style:family="paragraph" style:parent-style-name="Standard">
      <style:text-properties fo:font-size="12pt" fo:font-weight="normal" officeooo:rsid="0005e57e" officeooo:paragraph-rsid="0005e57e" style:font-weight-asian="normal" style:font-weight-complex="normal"/>
    </style:style>
    <style:style style:name="P7" style:family="paragraph" style:parent-style-name="Standard">
      <style:text-properties fo:font-size="12pt" fo:font-weight="normal" officeooo:rsid="0005e57e" officeooo:paragraph-rsid="0007466d" style:font-weight-asian="normal" style:font-weight-complex="normal"/>
    </style:style>
    <style:style style:name="P8" style:family="paragraph" style:parent-style-name="Standard">
      <style:text-properties officeooo:paragraph-rsid="000d1afc"/>
    </style:style>
    <style:style style:name="P9" style:family="paragraph" style:parent-style-name="Standard">
      <style:text-properties officeooo:paragraph-rsid="00058d59"/>
    </style:style>
    <style:style style:name="T1" style:family="text">
      <style:text-properties officeooo:rsid="0007466d"/>
    </style:style>
    <style:style style:name="T2" style:family="text">
      <style:text-properties officeooo:rsid="0008a5da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fo:font-weight="bold"/>
    </style:style>
    <style:style style:name="T5" style:family="text">
      <style:text-properties officeooo:rsid="000d1afc"/>
    </style:style>
    <style:style style:name="T6" style:family="text">
      <style:text-properties fo:font-size="14pt" style:text-underline-style="none" fo:font-weight="normal" officeooo:rsid="000d1afc" style:font-weight-asian="normal" style:font-weight-complex="normal"/>
    </style:style>
    <style:style style:name="T7" style:family="text">
      <style:text-properties fo:font-size="12pt" fo:font-weight="normal" officeooo:rsid="000d1afc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earning:</text:p>
      <text:p text:style-name="P3"/>
      <text:p text:style-name="P6">navigator.geolocation.watchPosition((data) =&gt;{</text:p>
      <text:p text:style-name="P6"><text:tab/>console.log(data);</text:p>
      <text:p text:style-name="P6"><text:tab/>// speed value</text:p>
      <text:p text:style-name="P6"><text:tab/>console.log(data.coords.speed);</text:p>
      <text:p text:style-name="P6"/>
      <text:p text:style-name="P6"><text:tab/>// degree of the compas</text:p>
      <text:p text:style-name="P6"><text:tab/>console.log(data.coords.heading);</text:p>
      <text:p text:style-name="P6"/>
      <text:p text:style-name="P7"><text:tab/>, <text:span text:style-name="T1">(err)=&gt;{</text:span></text:p>
      <text:p text:style-name="P7"><text:span text:style-name="T1">console.log(“Hey , you gotta allow that to happen!!”);</text:span></text:p>
      <text:p text:style-name="P7"><text:span text:style-name="T1">}</text:span><text:span text:style-name="T2">);</text:span></text:p>
      <text:p text:style-name="P6"><text:tab/></text:p>
      <text:p text:style-name="P2">The <text:span text:style-name="Source_20_Text"><text:span text:style-name="Strong_20_Emphasis">Navigator</text:span></text:span> interface represents the state and the identity of the user agent. It allows scripts to query it and to register themselves to carry on some activities</text:p>
      <text:p text:style-name="P2"><text:span text:style-name="T3"/></text:p>
      <text:p text:style-name="P2"><text:span text:style-name="T3"/></text:p>
      <text:h text:style-name="P1" text:outline-level="2"><text:span text:style-name="T3">Navigator Object</text:span></text:h>
      <text:p text:style-name="Text_20_body">The navigator object contains information about the browser.</text:p>
      <text:p text:style-name="Text_20_body"><text:span text:style-name="T4">Note:</text:span> There is no public standard that applies to the navigator object, but all major browsers support it.</text:p>
      <text:p text:style-name="P2"><text:span text:style-name="T3"/></text:p>
      <text:p text:style-name="P4">Resource : </text:p>
      <text:p text:style-name="P8"><text:a xlink:type="simple" xlink:href="https://www.w3schools.com/jsref/obj_navigator.asp" text:style-name="Internet_20_link" text:visited-style-name="Visited_20_Internet_20_Link"><text:span text:style-name="T6">https://www.w3schools.com/jsref/obj_navigator.asp</text:span></text:a></text:p>
      <text:p text:style-name="P5"/>
      <text:p text:style-name="P9"><text:a xlink:type="simple" xlink:href="https://developer.mozilla.org/en-US/docs/Web/API/Window/navigator" text:style-name="Internet_20_link" text:visited-style-name="Visited_20_Internet_20_Link"><text:span text:style-name="T7">https://developer.mozilla.org/en-US/docs/Web/API/Window/navigator</text:span></text:a></text:p>
      <text:p text:style-name="P9"/>
      <text:p text:style-name="P9"><text:a xlink:type="simple" xlink:href="https://developer.mozilla.org/en-US/docs/Web/API/Navigatorhttps://developer.mozilla.org/en-US/docs/Web/API/Navigator" text:style-name="Internet_20_link" text:visited-style-name="Visited_20_Internet_20_Link"><text:span text:style-name="T5">https://developer.mozilla.org/en-US/docs/Web/API/Navigator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14T00:45:54.499321159</meta:creation-date>
    <meta:generator>LibreOffice/7.0.4.2$Linux_X86_64 LibreOffice_project/1c5f81ee28659974774060c3fe084e73b3bd074b</meta:generator>
    <dc:date>2021-02-14T01:00:52.289445440</dc:date>
    <meta:editing-duration>PT14M55S</meta:editing-duration>
    <meta:editing-cycles>7</meta:editing-cycles>
    <meta:document-statistic meta:table-count="0" meta:image-count="0" meta:object-count="0" meta:page-count="1" meta:paragraph-count="19" meta:word-count="86" meta:character-count="778" meta:non-whitespace-character-count="702"/>
  </office:meta>
</office:document-meta>
</file>